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32pt" style:font-size-asian="32pt" style:font-size-complex="32pt"/>
    </style:style>
    <style:style style:name="P2" style:family="paragraph" style:parent-style-name="Heading_20_1"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Heading_20_2"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style:text-underline-style="solid" style:text-underline-width="auto" style:text-underline-color="font-color" officeooo:paragraph-rsid="0033a714"/>
    </style:style>
    <style:style style:name="P5" style:family="paragraph" style:parent-style-name="Heading_20_2">
      <style:text-properties style:text-underline-style="solid" style:text-underline-width="auto" style:text-underline-color="font-color" officeooo:paragraph-rsid="003e4054"/>
    </style:style>
    <style:style style:name="P6" style:family="paragraph" style:parent-style-name="Standard">
      <style:text-properties officeooo:rsid="00080e19" officeooo:paragraph-rsid="001061f1"/>
    </style:style>
    <style:style style:name="P7" style:family="paragraph" style:parent-style-name="Standard">
      <style:text-properties fo:font-size="11pt" officeooo:rsid="004844fc" officeooo:paragraph-rsid="004844fc" style:font-size-asian="11pt" style:font-size-complex="11pt"/>
    </style:style>
    <style:style style:name="P8" style:family="paragraph" style:parent-style-name="Standard" style:list-style-name="L6">
      <style:text-properties fo:font-size="11pt" officeooo:rsid="0052be1a" officeooo:paragraph-rsid="0052be1a" style:font-size-asian="11pt" style:font-size-complex="11pt"/>
    </style:style>
    <style:style style:name="P9" style:family="paragraph" style:parent-style-name="Standard" style:list-style-name="L6">
      <style:text-properties fo:font-size="11pt" officeooo:rsid="004f6703" officeooo:paragraph-rsid="0052be1a" style:font-size-asian="11pt" style:font-size-complex="11pt"/>
    </style:style>
    <style:style style:name="P10" style:family="paragraph" style:parent-style-name="Standard">
      <style:text-properties fo:font-size="11pt" fo:font-weight="normal" officeooo:rsid="004844fc" officeooo:paragraph-rsid="004c50a6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4f6703" officeooo:paragraph-rsid="004f6703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ans" fo:font-size="16.1000003814697pt" style:text-underline-style="solid" style:text-underline-width="auto" style:text-underline-color="font-color" fo:font-weight="bold" officeooo:rsid="0052ebc5" officeooo:paragraph-rsid="0052ebc5" style:font-name-asian="SimSun" style:font-size-asian="16.1000003814697pt" style:font-weight-asian="bold" style:font-name-complex="Lucida Sans" style:font-size-complex="16.1000003814697pt" style:font-weight-complex="bold"/>
    </style:style>
    <style:style style:name="P13" style:family="paragraph" style:parent-style-name="Standard">
      <style:text-properties style:font-name="Liberation Sans" fo:font-size="16.1000003814697pt" style:text-underline-style="solid" style:text-underline-width="auto" style:text-underline-color="font-color" fo:font-weight="bold" officeooo:rsid="0052ebc5" officeooo:paragraph-rsid="004844fc" style:font-name-asian="SimSun" style:font-size-asian="16.1000003814697pt" style:font-weight-asian="bold" style:font-name-complex="Lucida Sans" style:font-size-complex="16.1000003814697pt" style:font-weight-complex="bold"/>
    </style:style>
    <style:style style:name="P14" style:family="paragraph" style:parent-style-name="Standard">
      <style:text-properties style:font-name="Liberation Sans" fo:font-size="16.1000003814697pt" style:text-underline-style="solid" style:text-underline-width="auto" style:text-underline-color="font-color" fo:font-weight="bold" officeooo:rsid="0052ebc5" officeooo:paragraph-rsid="004f6703" style:font-name-asian="SimSun" style:font-size-asian="16.1000003814697pt" style:font-weight-asian="bold" style:font-name-complex="Lucida Sans" style:font-size-complex="16.1000003814697pt" style:font-weight-complex="bold"/>
    </style:style>
    <style:style style:name="P15" style:family="paragraph" style:parent-style-name="Standard">
      <style:text-properties style:font-name="Liberation Sans" fo:font-size="16.1000003814697pt" style:text-underline-style="solid" style:text-underline-width="auto" style:text-underline-color="font-color" fo:font-weight="bold" officeooo:rsid="0052ebc5" officeooo:paragraph-rsid="006bf61b" style:font-name-asian="SimSun" style:font-size-asian="16.1000003814697pt" style:font-weight-asian="bold" style:font-name-complex="Lucida Sans" style:font-size-complex="16.1000003814697pt" style:font-weight-complex="bold"/>
    </style:style>
    <style:style style:name="P16" style:family="paragraph" style:parent-style-name="Standard">
      <style:text-properties fo:font-size="12pt" officeooo:rsid="00080e19" officeooo:paragraph-rsid="001061f1" style:font-size-asian="12pt" style:font-size-complex="12pt"/>
    </style:style>
    <style:style style:name="P17" style:family="paragraph" style:parent-style-name="Standard">
      <style:text-properties fo:font-size="12pt" officeooo:rsid="00080e19" officeooo:paragraph-rsid="0070cde2" style:font-size-asian="12pt" style:font-size-complex="12pt"/>
    </style:style>
    <style:style style:name="P18" style:family="paragraph" style:parent-style-name="Standard">
      <style:text-properties fo:font-size="12pt" officeooo:rsid="00080e19" officeooo:paragraph-rsid="007174a7" style:font-size-asian="12pt" style:font-size-complex="12pt"/>
    </style:style>
    <style:style style:name="P19" style:family="paragraph" style:parent-style-name="Standard">
      <style:text-properties fo:font-size="12pt" officeooo:rsid="00080e19" officeooo:paragraph-rsid="00721586" style:font-size-asian="12pt" style:font-size-complex="12pt"/>
    </style:style>
    <style:style style:name="P20" style:family="paragraph" style:parent-style-name="Standard">
      <style:text-properties fo:font-size="12pt" officeooo:rsid="00080e19" officeooo:paragraph-rsid="0075c158" style:font-size-asian="12pt" style:font-size-complex="12pt"/>
    </style:style>
    <style:style style:name="P21" style:family="paragraph" style:parent-style-name="Standard" style:list-style-name="L9">
      <style:text-properties fo:font-size="12pt" officeooo:rsid="00080e19" officeooo:paragraph-rsid="0075c158" style:font-size-asian="12pt" style:font-size-complex="12pt"/>
    </style:style>
    <style:style style:name="P22" style:family="paragraph" style:parent-style-name="Standard" style:list-style-name="L9">
      <style:text-properties fo:font-size="12pt" officeooo:rsid="00080e19" officeooo:paragraph-rsid="002917a9" style:font-size-asian="12pt" style:font-size-complex="12pt"/>
    </style:style>
    <style:style style:name="P23" style:family="paragraph" style:parent-style-name="Standard" style:list-style-name="L9">
      <style:text-properties fo:font-size="12pt" officeooo:rsid="00080e19" officeooo:paragraph-rsid="0041c4de" style:font-size-asian="12pt" style:font-size-complex="12pt"/>
    </style:style>
    <style:style style:name="P24" style:family="paragraph" style:parent-style-name="Standard">
      <style:text-properties fo:font-size="12pt" officeooo:rsid="00080e19" officeooo:paragraph-rsid="00768c94" style:font-size-asian="12pt" style:font-size-complex="12pt"/>
    </style:style>
    <style:style style:name="P25" style:family="paragraph" style:parent-style-name="Standard" style:list-style-name="L10">
      <style:text-properties fo:font-size="12pt" officeooo:rsid="00080e19" officeooo:paragraph-rsid="00768c94" style:font-size-asian="12pt" style:font-size-complex="12pt"/>
    </style:style>
    <style:style style:name="P26" style:family="paragraph" style:parent-style-name="Standard" style:list-style-name="L10">
      <style:text-properties fo:font-size="12pt" officeooo:rsid="00080e19" officeooo:paragraph-rsid="00408b0c" style:font-size-asian="12pt" style:font-size-complex="12pt"/>
    </style:style>
    <style:style style:name="P27" style:family="paragraph" style:parent-style-name="Standard">
      <style:text-properties fo:font-size="12pt" officeooo:rsid="0061e7fd" officeooo:paragraph-rsid="0070cde2" style:font-size-asian="12pt" style:font-size-complex="12pt"/>
    </style:style>
    <style:style style:name="P28" style:family="paragraph" style:parent-style-name="Standard">
      <style:text-properties fo:font-size="12pt" officeooo:rsid="0061e7fd" officeooo:paragraph-rsid="007174a7" style:font-size-asian="12pt" style:font-size-complex="12pt"/>
    </style:style>
    <style:style style:name="P29" style:family="paragraph" style:parent-style-name="Standard">
      <style:text-properties fo:font-size="12pt" officeooo:rsid="0061e7fd" officeooo:paragraph-rsid="0075c158" style:font-size-asian="12pt" style:font-size-complex="12pt"/>
    </style:style>
    <style:style style:name="P30" style:family="paragraph" style:parent-style-name="Standard">
      <style:text-properties fo:font-size="12pt" officeooo:rsid="0061e7fd" officeooo:paragraph-rsid="00768c94" style:font-size-asian="12pt" style:font-size-complex="12pt"/>
    </style:style>
    <style:style style:name="P31" style:family="paragraph" style:parent-style-name="Standard" style:list-style-name="L3">
      <style:text-properties fo:font-size="12pt" officeooo:rsid="004844fc" officeooo:paragraph-rsid="0052ebc5" style:font-size-asian="12pt" style:font-size-complex="12pt"/>
    </style:style>
    <style:style style:name="P32" style:family="paragraph" style:parent-style-name="Standard" style:list-style-name="L3">
      <style:text-properties fo:font-size="12pt" officeooo:rsid="004844fc" officeooo:paragraph-rsid="00531e92" style:font-size-asian="12pt" style:font-size-complex="12pt"/>
    </style:style>
    <style:style style:name="P33" style:family="paragraph" style:parent-style-name="Standard" style:list-style-name="L3">
      <style:text-properties fo:font-size="12pt" officeooo:rsid="004844fc" officeooo:paragraph-rsid="006a66e6" style:font-size-asian="12pt" style:font-size-complex="12pt"/>
    </style:style>
    <style:style style:name="P34" style:family="paragraph" style:parent-style-name="Standard" style:list-style-name="L3">
      <style:text-properties fo:font-size="12pt" officeooo:rsid="004844fc" officeooo:paragraph-rsid="004844fc" style:font-size-asian="12pt" style:font-size-complex="12pt"/>
    </style:style>
    <style:style style:name="P35" style:family="paragraph" style:parent-style-name="Standard" style:list-style-name="L3">
      <style:text-properties fo:font-size="12pt" officeooo:rsid="004844fc" officeooo:paragraph-rsid="006bf61b" style:font-size-asian="12pt" style:font-size-complex="12pt"/>
    </style:style>
    <style:style style:name="P36" style:family="paragraph" style:parent-style-name="Standard" style:list-style-name="L6">
      <style:text-properties fo:font-size="12pt" officeooo:paragraph-rsid="0052be1a" style:font-size-asian="12pt" style:font-size-complex="12pt"/>
    </style:style>
    <style:style style:name="P37" style:family="paragraph" style:parent-style-name="Standard" style:list-style-name="L6">
      <style:text-properties fo:font-size="12pt" officeooo:rsid="0052be1a" officeooo:paragraph-rsid="0052be1a" style:font-size-asian="12pt" style:font-size-complex="12pt"/>
    </style:style>
    <style:style style:name="P38" style:family="paragraph" style:parent-style-name="Standard" style:list-style-name="L6">
      <style:text-properties fo:font-size="12pt" officeooo:rsid="004f6703" officeooo:paragraph-rsid="0052be1a" style:font-size-asian="12pt" style:font-size-complex="12pt"/>
    </style:style>
    <style:style style:name="P39" style:family="paragraph" style:parent-style-name="Standard" style:list-style-name="L6">
      <style:text-properties fo:font-size="12pt" officeooo:rsid="004f6703" officeooo:paragraph-rsid="004f6703" style:font-size-asian="12pt" style:font-size-complex="12pt"/>
    </style:style>
    <style:style style:name="P40" style:family="paragraph" style:parent-style-name="Standard">
      <style:text-properties fo:font-size="12pt" officeooo:paragraph-rsid="0070cde2" style:font-size-asian="12pt" style:font-size-complex="12pt"/>
    </style:style>
    <style:style style:name="P41" style:family="paragraph" style:parent-style-name="Standard">
      <style:text-properties fo:font-size="12pt" officeooo:paragraph-rsid="007174a7" style:font-size-asian="12pt" style:font-size-complex="12pt"/>
    </style:style>
    <style:style style:name="P42" style:family="paragraph" style:parent-style-name="Standard" style:list-style-name="L8">
      <style:text-properties fo:font-size="12pt" officeooo:paragraph-rsid="007174a7" style:font-size-asian="12pt" style:font-size-complex="12pt"/>
    </style:style>
    <style:style style:name="P43" style:family="paragraph" style:parent-style-name="Standard" style:list-style-name="L8">
      <style:text-properties fo:font-size="12pt" officeooo:paragraph-rsid="001db8a3" style:font-size-asian="12pt" style:font-size-complex="12pt"/>
    </style:style>
    <style:style style:name="P44" style:family="paragraph" style:parent-style-name="Standard">
      <style:text-properties fo:font-size="12pt" officeooo:paragraph-rsid="00721586" style:font-size-asian="12pt" style:font-size-complex="12pt"/>
    </style:style>
    <style:style style:name="P45" style:family="paragraph" style:parent-style-name="Standard">
      <style:text-properties fo:font-size="12pt" fo:font-weight="bold" officeooo:rsid="004844fc" officeooo:paragraph-rsid="00531e92" style:font-size-asian="12pt" style:font-weight-asian="bold" style:font-size-complex="12pt" style:font-weight-complex="bold"/>
    </style:style>
    <style:style style:name="P46" style:family="paragraph" style:parent-style-name="Standard" style:list-style-name="L6">
      <style:text-properties fo:font-size="12pt" fo:font-weight="bold" officeooo:paragraph-rsid="004f6703" style:font-size-asian="12pt" style:font-weight-asian="bold" style:font-size-complex="12pt" style:font-weight-complex="bold"/>
    </style:style>
    <style:style style:name="P47" style:family="paragraph" style:parent-style-name="Standard" style:list-style-name="L5">
      <style:text-properties fo:font-size="12pt" fo:font-weight="normal" officeooo:rsid="004844fc" officeooo:paragraph-rsid="00494781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text-properties fo:font-size="12pt" fo:font-weight="normal" officeooo:rsid="004844fc" officeooo:paragraph-rsid="004b3614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text-properties fo:font-size="12pt" fo:font-weight="normal" officeooo:rsid="004844fc" officeooo:paragraph-rsid="004c50a6" style:font-size-asian="12pt" style:font-weight-asian="normal" style:font-size-complex="12pt" style:font-weight-complex="normal"/>
    </style:style>
    <style:style style:name="P50" style:family="paragraph" style:parent-style-name="Standard" style:list-style-name="L7">
      <style:text-properties fo:font-size="12pt" fo:font-weight="normal" officeooo:rsid="0013fe90" officeooo:paragraph-rsid="0013fe90" style:font-size-asian="12pt" style:font-weight-asian="normal" style:font-size-complex="12pt" style:font-weight-complex="normal"/>
    </style:style>
    <style:style style:name="P51" style:family="paragraph" style:parent-style-name="Standard" style:list-style-name="L7">
      <style:text-properties fo:font-size="12pt" fo:font-weight="normal" officeooo:rsid="0013fe90" officeooo:paragraph-rsid="0042964d" style:font-size-asian="12pt" style:font-weight-asian="normal" style:font-size-complex="12pt" style:font-weight-complex="normal"/>
    </style:style>
    <style:style style:name="P52" style:family="paragraph" style:parent-style-name="Standard" style:list-style-name="L7">
      <style:text-properties fo:font-size="12pt" fo:font-weight="normal" officeooo:rsid="0013fe90" officeooo:paragraph-rsid="0016cbbd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text-properties fo:font-size="12pt" fo:font-weight="normal" officeooo:rsid="0013fe90" officeooo:paragraph-rsid="001ea497" style:font-size-asian="12pt" style:font-weight-asian="normal" style:font-size-complex="12pt" style:font-weight-complex="normal"/>
    </style:style>
    <style:style style:name="P54" style:family="paragraph" style:parent-style-name="Standard" style:list-style-name="L8">
      <style:text-properties fo:font-size="12pt" fo:font-weight="normal" officeooo:paragraph-rsid="007174a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6.1000003814697pt" fo:font-weight="bold" officeooo:rsid="0052ebc5" officeooo:paragraph-rsid="004844fc" style:font-size-asian="16.1000003814697pt" style:font-weight-asian="bold" style:font-size-complex="16.1000003814697pt" style:font-weight-complex="bold"/>
    </style:style>
    <style:style style:name="P56" style:family="paragraph" style:parent-style-name="Standard">
      <style:text-properties officeooo:paragraph-rsid="0070cde2"/>
    </style:style>
    <style:style style:name="P57" style:family="paragraph" style:parent-style-name="Standard" style:list-style-name="L7">
      <style:text-properties officeooo:paragraph-rsid="0070cde2"/>
    </style:style>
    <style:style style:name="P58" style:family="paragraph" style:parent-style-name="Standard" style:list-style-name="L8">
      <style:text-properties officeooo:paragraph-rsid="007174a7"/>
    </style:style>
    <style:style style:name="P59" style:family="paragraph" style:parent-style-name="Text_20_body">
      <style:text-properties style:font-name="Liberation Sans" fo:font-size="16.1000003814697pt" style:text-underline-style="solid" style:text-underline-width="auto" style:text-underline-color="font-color" fo:font-weight="bold" officeooo:rsid="0052ebc5" officeooo:paragraph-rsid="0052be1a" style:font-name-asian="SimSun" style:font-size-asian="16.1000003814697pt" style:font-weight-asian="bold" style:font-name-complex="Lucida Sans" style:font-size-complex="16.1000003814697pt" style:font-weight-complex="bold"/>
    </style:style>
    <style:style style:name="P60" style:family="paragraph" style:parent-style-name="Header">
      <style:text-properties style:font-name="Liberation Sans" fo:font-size="20pt" fo:font-weight="bold" officeooo:rsid="0069f00e" officeooo:paragraph-rsid="0069f00e" style:font-size-asian="20pt" style:font-weight-asian="bold" style:font-size-complex="20pt" style:font-weight-complex="bold"/>
    </style:style>
    <style:style style:name="T1" style:family="text">
      <style:text-properties officeooo:rsid="00080e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9a27" style:font-weight-asian="bold" style:font-weight-complex="bold"/>
    </style:style>
    <style:style style:name="T4" style:family="text">
      <style:text-properties fo:font-weight="bold" officeooo:rsid="00080e19" style:font-weight-asian="bold" style:font-weight-complex="bold"/>
    </style:style>
    <style:style style:name="T5" style:family="text">
      <style:text-properties fo:font-weight="bold" officeooo:rsid="000ec95d" style:font-weight-asian="bold" style:font-weight-complex="bold"/>
    </style:style>
    <style:style style:name="T6" style:family="text">
      <style:text-properties fo:font-weight="bold" officeooo:rsid="0013fe90" style:font-weight-asian="bold" style:font-weight-complex="bold"/>
    </style:style>
    <style:style style:name="T7" style:family="text">
      <style:text-properties fo:font-weight="bold" officeooo:rsid="002a660e" style:font-weight-asian="bold" style:font-weight-complex="bold"/>
    </style:style>
    <style:style style:name="T8" style:family="text">
      <style:text-properties fo:font-weight="bold" officeooo:rsid="001bd3a6" style:font-weight-asian="bold" style:font-weight-complex="bold"/>
    </style:style>
    <style:style style:name="T9" style:family="text">
      <style:text-properties fo:font-weight="bold" officeooo:rsid="00408b0c" style:font-weight-asian="bold" style:font-weight-complex="bold"/>
    </style:style>
    <style:style style:name="T10" style:family="text">
      <style:text-properties officeooo:rsid="0008fb7b"/>
    </style:style>
    <style:style style:name="T11" style:family="text">
      <style:text-properties officeooo:rsid="000aae3a"/>
    </style:style>
    <style:style style:name="T12" style:family="text">
      <style:text-properties officeooo:rsid="000c7373"/>
    </style:style>
    <style:style style:name="T13" style:family="text">
      <style:text-properties officeooo:rsid="000ec95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3fe90" style:font-weight-asian="normal" style:font-weight-complex="normal"/>
    </style:style>
    <style:style style:name="T16" style:family="text">
      <style:text-properties fo:font-weight="normal" officeooo:rsid="00080e19" style:font-weight-asian="normal" style:font-weight-complex="normal"/>
    </style:style>
    <style:style style:name="T17" style:family="text">
      <style:text-properties fo:font-weight="normal" officeooo:rsid="001db8a3" style:font-weight-asian="normal" style:font-weight-complex="normal"/>
    </style:style>
    <style:style style:name="T18" style:family="text">
      <style:text-properties fo:font-weight="normal" officeooo:rsid="00222b0b" style:font-weight-asian="normal" style:font-weight-complex="normal"/>
    </style:style>
    <style:style style:name="T19" style:family="text">
      <style:text-properties fo:font-weight="normal" officeooo:rsid="003d6c05" style:font-weight-asian="normal" style:font-weight-complex="normal"/>
    </style:style>
    <style:style style:name="T20" style:family="text">
      <style:text-properties fo:font-weight="normal" officeooo:rsid="00408b0c" style:font-weight-asian="normal" style:font-weight-complex="normal"/>
    </style:style>
    <style:style style:name="T21" style:family="text">
      <style:text-properties fo:font-weight="normal" officeooo:rsid="0042964d" style:font-weight-asian="normal" style:font-weight-complex="normal"/>
    </style:style>
    <style:style style:name="T22" style:family="text">
      <style:text-properties fo:font-weight="normal" officeooo:rsid="004844fc" style:font-weight-asian="normal" style:font-weight-complex="normal"/>
    </style:style>
    <style:style style:name="T23" style:family="text">
      <style:text-properties fo:font-weight="normal" officeooo:rsid="004f6703" style:font-weight-asian="normal" style:font-weight-complex="normal"/>
    </style:style>
    <style:style style:name="T24" style:family="text">
      <style:text-properties fo:font-weight="normal" officeooo:rsid="0052be1a" style:font-weight-asian="normal" style:font-weight-complex="normal"/>
    </style:style>
    <style:style style:name="T25" style:family="text">
      <style:text-properties fo:font-weight="normal" officeooo:rsid="00531e92" style:font-weight-asian="normal" style:font-weight-complex="normal"/>
    </style:style>
    <style:style style:name="T26" style:family="text">
      <style:text-properties fo:font-weight="normal" officeooo:rsid="0054726a" style:font-weight-asian="normal" style:font-weight-complex="normal"/>
    </style:style>
    <style:style style:name="T27" style:family="text">
      <style:text-properties fo:font-weight="normal" officeooo:rsid="0055557f" style:font-weight-asian="normal" style:font-weight-complex="normal"/>
    </style:style>
    <style:style style:name="T28" style:family="text">
      <style:text-properties fo:font-weight="normal" officeooo:rsid="006a66e6" style:font-weight-asian="normal" style:font-weight-complex="normal"/>
    </style:style>
    <style:style style:name="T29" style:family="text">
      <style:text-properties fo:font-weight="normal" officeooo:rsid="006bf61b" style:font-weight-asian="normal" style:font-weight-complex="normal"/>
    </style:style>
    <style:style style:name="T30" style:family="text">
      <style:text-properties fo:font-weight="normal" officeooo:rsid="00768c94" style:font-weight-asian="normal" style:font-weight-complex="normal"/>
    </style:style>
    <style:style style:name="T31" style:family="text">
      <style:text-properties officeooo:rsid="0014d2ac"/>
    </style:style>
    <style:style style:name="T32" style:family="text">
      <style:text-properties officeooo:rsid="0016cbbd"/>
    </style:style>
    <style:style style:name="T33" style:family="text">
      <style:text-properties officeooo:rsid="001bd3a6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db8a3" style:font-style-asian="normal" style:font-style-complex="normal"/>
    </style:style>
    <style:style style:name="T36" style:family="text">
      <style:text-properties fo:font-style="normal" officeooo:rsid="00080e19" style:font-style-asian="normal" style:font-style-complex="normal"/>
    </style:style>
    <style:style style:name="T37" style:family="text">
      <style:text-properties fo:font-style="normal" officeooo:rsid="007174a7" style:font-style-asian="normal" style:font-style-complex="normal"/>
    </style:style>
    <style:style style:name="T38" style:family="text">
      <style:text-properties fo:font-style="normal" fo:font-weight="normal" officeooo:rsid="00080e1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officeooo:rsid="00080e19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db8a3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7174a7" style:font-style-asian="normal" style:font-weight-asian="bold" style:font-style-complex="normal" style:font-weight-complex="bold"/>
    </style:style>
    <style:style style:name="T42" style:family="text">
      <style:text-properties officeooo:rsid="002352b2"/>
    </style:style>
    <style:style style:name="T43" style:family="text">
      <style:text-properties officeooo:rsid="002a660e"/>
    </style:style>
    <style:style style:name="T44" style:family="text">
      <style:text-properties officeooo:rsid="0033a714"/>
    </style:style>
    <style:style style:name="T45" style:family="text">
      <style:text-properties officeooo:rsid="0036ef4b"/>
    </style:style>
    <style:style style:name="T46" style:family="text">
      <style:text-properties officeooo:rsid="003d6c05"/>
    </style:style>
    <style:style style:name="T47" style:family="text">
      <style:text-properties officeooo:rsid="003e99bc"/>
    </style:style>
    <style:style style:name="T48" style:family="text">
      <style:text-properties officeooo:rsid="00408b0c"/>
    </style:style>
    <style:style style:name="T49" style:family="text">
      <style:text-properties officeooo:rsid="00494781"/>
    </style:style>
    <style:style style:name="T50" style:family="text">
      <style:text-properties officeooo:rsid="004b3614"/>
    </style:style>
    <style:style style:name="T51" style:family="text">
      <style:text-properties officeooo:rsid="004c50a6"/>
    </style:style>
    <style:style style:name="T52" style:family="text">
      <style:text-properties officeooo:rsid="004f6703"/>
    </style:style>
    <style:style style:name="T53" style:family="text">
      <style:text-properties officeooo:rsid="0062d5cf"/>
    </style:style>
    <style:style style:name="T54" style:family="text">
      <style:text-properties officeooo:rsid="006bf61b"/>
    </style:style>
    <style:style style:name="T55" style:family="text">
      <style:text-properties style:font-name="Liberation Sans" style:text-underline-style="solid" style:text-underline-width="auto" style:text-underline-color="font-color" style:font-name-asian="SimSun" style:font-name-complex="Lucida Sans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normal" officeooo:rsid="0052be1a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13fe90" style:font-size-asian="12pt" style:font-weight-asian="normal" style:font-size-complex="12pt" style:font-weight-complex="normal"/>
    </style:style>
    <style:style style:name="T59" style:family="text">
      <style:text-properties fo:font-size="12pt" fo:font-weight="bold" officeooo:rsid="000ec95d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13fe90" style:font-size-asian="12pt" style:font-weight-asian="bold" style:font-size-complex="12pt" style:font-weight-complex="bold"/>
    </style:style>
    <style:style style:name="T61" style:family="text">
      <style:text-properties fo:font-size="12pt" fo:font-style="normal" fo:font-weight="normal" officeooo:rsid="00080e19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1db8a3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7174a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officeooo:rsid="0077d5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orkflow</text:h>
      <text:h text:style-name="P3" text:outline-level="2">Step 1.<text:tab/>Detect <text:span text:style-name="T44">@ IPSL</text:span></text:h>
      <text:p text:style-name="P18"><text:span text:style-name="T2">Responsibility</text:span><text:tab/></text:p>
      <text:p text:style-name="P18"><text:span text:style-name="T11"><text:tab/>D</text:span>ecide whether <text:span text:style-name="T12">a </text:span>simulation<text:span text:style-name="T12">'s</text:span> <text:span text:style-name="T12">current </text:span>state <text:span text:style-name="T12">requires </text:span>supervision</text:p>
      <text:p text:style-name="P28"><text:span text:style-name="T4">Owner</text:span><text:tab/></text:p>
      <text:p text:style-name="P28"><text:tab/>MG</text:p>
      <text:p text:style-name="P41"><text:span text:style-name="T5">Action</text:span><text:span text:style-name="T6">s</text:span><text:span text:style-name="T5"><text:tab/><text:tab/></text:span></text:p>
      <text:list xml:id="list3568524532077251570" text:style-name="L8">
        <text:list-item>
          <text:p text:style-name="P42"><text:span text:style-name="T17">Loads simulation data from database</text:span></text:p>
        </text:list-item>
        <text:list-item>
          <text:p text:style-name="P43"><text:span text:style-name="T17">Decides </text:span><text:span text:style-name="T18">if</text:span><text:span text:style-name="T17"> simulation state requires supervision</text:span></text:p>
        </text:list-item>
        <text:list-item>
          <text:p text:style-name="P54"><text:span text:style-name="T13">If supervision is required:</text:span></text:p>
          <text:list>
            <text:list-item>
              <text:p text:style-name="P58"><text:span text:style-name="T61">w</text:span><text:span text:style-name="T62">rites an entry in db: tbl_simulation_supervisio</text:span><text:span text:style-name="T63">n</text:span></text:p>
            </text:list-item>
            <text:list-item>
              <text:p text:style-name="P42"><text:span text:style-name="T16">places a new message on queue: </text:span><text:span text:style-name="T38">internal-supervisor-format</text:span></text:p>
            </text:list-item>
          </text:list>
        </text:list-item>
      </text:list>
      <text:p text:style-name="P19"><text:span text:style-name="T2">Message Queue</text:span><text:tab/></text:p>
      <text:p text:style-name="P19"><text:tab/>internal-supervisor-detect</text:p>
      <text:p text:style-name="P19"><text:span text:style-name="T2">Message </text:span><text:span text:style-name="T3">C</text:span><text:span text:style-name="T2">ontent</text:span></text:p>
      <text:p text:style-name="P19"><text:span text:style-name="T2"><text:tab/></text:span>sim-uid, job-uid</text:p>
      <text:p text:style-name="P44"><text:span text:style-name="T4">Message Producers</text:span></text:p>
      <text:p text:style-name="P44"><text:span text:style-name="T4"><text:tab/></text:span><text:span text:style-name="T1">in_monitoring_9999.py</text:span></text:p>
      <text:p text:style-name="P16"><text:tab/>in_monitoring_2900.py</text:p>
      <text:p text:style-name="P16"><text:tab/>in_monitoring_3900.py</text:p>
      <text:p text:style-name="P16"><text:tab/>in_monitoring_4900.py</text:p>
      <text:p text:style-name="P16"><text:tab/>in_monitoring_9000.py</text:p>
      <text:p text:style-name="P6"><text:span text:style-name="T56"><text:tab/>in_monitoring_late_jobs.py<text:tab/></text:span><text:tab/><text:tab/></text:p>
      <text:h text:style-name="P4" text:outline-level="2">Step 2.<text:tab/><text:span text:style-name="T31">Format supervision script(s) @ IPSL</text:span></text:h>
      <text:p text:style-name="P17"><text:span text:style-name="T2">Responsibility</text:span><text:tab/></text:p>
      <text:p text:style-name="P17"><text:span text:style-name="T10"><text:tab/>F</text:span>ormat <text:span text:style-name="T10">bash </text:span>script<text:span text:style-name="T32">(s)</text:span> to be dispatched <text:span text:style-name="T10">&amp; </text:span>executed at the HPC</text:p>
      <text:p text:style-name="P27"><text:span text:style-name="T4">Owner</text:span><text:tab/><text:tab/><text:tab/></text:p>
      <text:p text:style-name="P27"><text:tab/>LF</text:p>
      <text:p text:style-name="P56"><text:span text:style-name="T59">Action</text:span><text:span text:style-name="T60">s</text:span><text:span text:style-name="T59"><text:tab/></text:span><text:span text:style-name="T58"><text:tab/></text:span></text:p>
      <text:list xml:id="list3256075973077015801" text:style-name="L7">
        <text:list-item>
          <text:p text:style-name="P57"><text:span text:style-name="T58">Loads required data from database</text:span></text:p>
        </text:list-item>
        <text:list-item>
          <text:p text:style-name="P50">Loads required script template(s) from file system</text:p>
        </text:list-item>
        <text:list-item>
          <text:p text:style-name="P51">Builds supervision script(s) from template(s)</text:p>
        </text:list-item>
        <text:list-item>
          <text:p text:style-name="P51">Converts supervision script(s) to base64 encoded text</text:p>
        </text:list-item>
        <text:list-item>
          <text:p text:style-name="P52">Places message on queue: <text:span text:style-name="T34">internal-supervisor-dispatch</text:span> </text:p>
        </text:list-item>
        <text:list-item>
          <text:p text:style-name="P53">Updates entry in db: <text:span text:style-name="T34">tbl_simulation_supervision</text:span></text:p>
        </text:list-item>
      </text:list>
      <text:p text:style-name="P17"><text:span text:style-name="T2">Message Queue</text:span><text:tab/></text:p>
      <text:p text:style-name="P17"><text:tab/>internal-supervisor-format</text:p>
      <text:p text:style-name="P40"><text:span text:style-name="T4">Message </text:span><text:span text:style-name="T3">C</text:span><text:span text:style-name="T4">ontent</text:span></text:p>
      <text:p text:style-name="P40"><text:span text:style-name="T4"><text:tab/></text:span><text:span text:style-name="T1">supervision-id</text:span></text:p>
      <text:p text:style-name="P40"><text:span text:style-name="T4">Message Producers</text:span></text:p>
      <text:p text:style-name="P40"><text:span text:style-name="T4"><text:tab/></text:span><text:span text:style-name="T1">internal-supervision-detect.py</text:span></text:p>
      <text:h text:style-name="P5" text:outline-level="2"><text:soft-page-break/>Step 3.<text:tab/><text:span text:style-name="T42">Dispatch supervision script(s) @ IPSL</text:span></text:h>
      <text:p text:style-name="P20"><text:span text:style-name="T2">Responsibility</text:span></text:p>
      <text:p text:style-name="P20"><text:span text:style-name="T7"><text:tab/></text:span><text:span text:style-name="T43">Dispatches</text:span> <text:span text:style-name="T48">supervision bash </text:span>script<text:span text:style-name="T32">(s)</text:span> to HPC <text:span text:style-name="T43">for execution</text:span></text:p>
      <text:p text:style-name="P29"><text:span text:style-name="T4">Owner</text:span><text:tab/></text:p>
      <text:p text:style-name="P29"><text:tab/>LF</text:p>
      <text:p text:style-name="P20"><text:span text:style-name="T5">Action</text:span><text:span text:style-name="T6">s</text:span><text:span text:style-name="T5"><text:tab/></text:span><text:span text:style-name="T15"><text:tab/></text:span></text:p>
      <text:list xml:id="list3695747693655446222" text:style-name="L9">
        <text:list-item>
          <text:p text:style-name="P21"><text:span text:style-name="T15">Loads required data from database</text:span></text:p>
        </text:list-item>
        <text:list-item>
          <text:p text:style-name="P22"><text:span text:style-name="T19">Loads relevant X509 certs from file system</text:span></text:p>
        </text:list-item>
        <text:list-item>
          <text:p text:style-name="P22"><text:span text:style-name="T19">Opens ssh-gsi connection</text:span></text:p>
        </text:list-item>
        <text:list-item>
          <text:p text:style-name="P23"><text:span text:style-name="T19">Sends </text:span><text:span text:style-name="T20">supervision </text:span><text:span text:style-name="T19">script to executor at HPC over ssh-gsi tunnel</text:span></text:p>
        </text:list-item>
      </text:list>
      <text:p text:style-name="P20"><text:span text:style-name="T2">Message Queue</text:span></text:p>
      <text:p text:style-name="P20"><text:span text:style-name="T2"><text:tab/></text:span>internal-supervisor-<text:span text:style-name="T46">dispatch</text:span></text:p>
      <text:p text:style-name="P20"><text:span text:style-name="T2">Message </text:span><text:span text:style-name="T3">C</text:span><text:span text:style-name="T2">ontent</text:span></text:p>
      <text:p text:style-name="P20"><text:span text:style-name="T8"><text:tab/></text:span><text:span text:style-name="T33">supervision-id</text:span></text:p>
      <text:p text:style-name="P20"><text:span text:style-name="T2">Message Producers</text:span></text:p>
      <text:p text:style-name="P20"><text:span text:style-name="T2"><text:tab/></text:span>internal_supervisor_<text:span text:style-name="T46">format</text:span>.py</text:p>
      <text:h text:style-name="P3" text:outline-level="2">Step 4.<text:tab/>Script Execution <text:span text:style-name="T47">@ HPC</text:span></text:h>
      <text:p text:style-name="P24"><text:span text:style-name="T2">Responsibility</text:span></text:p>
      <text:p text:style-name="P24"><text:span text:style-name="T9"><text:tab/></text:span><text:span text:style-name="T48">Executes</text:span> <text:span text:style-name="T48">supervision bash </text:span>script<text:span text:style-name="T32">(s)</text:span> </text:p>
      <text:p text:style-name="P30"><text:span text:style-name="T4">Owner</text:span></text:p>
      <text:p text:style-name="P30"><text:span text:style-name="T4"><text:tab/></text:span>LF <text:span text:style-name="T53">&amp; SD</text:span></text:p>
      <text:p text:style-name="P24"><text:span text:style-name="T5">Action</text:span><text:span text:style-name="T6">s</text:span></text:p>
      <text:list xml:id="list8828383640637024241" text:style-name="L10">
        <text:list-item>
          <text:p text:style-name="P25"><text:span text:style-name="T21">Decodes script</text:span><text:span text:style-name="T30">(s)</text:span><text:span text:style-name="T21"> from base64</text:span></text:p>
        </text:list-item>
        <text:list-item>
          <text:p text:style-name="P26"><text:span text:style-name="T21">Passes script</text:span><text:span text:style-name="T30">(s)</text:span><text:span text:style-name="T21"> to libIGCM for execution</text:span></text:p>
        </text:list-item>
      </text:list>
      <text:h text:style-name="P2" text:outline-level="1">Implementation <text:span text:style-name="T64">Notes</text:span></text:h>
      <text:p text:style-name="P12">New message queues:</text:p>
      <text:list xml:id="list1470431857940006135" text:style-name="L3">
        <text:list-item>
          <text:p text:style-name="P31"><text:span text:style-name="T16">internal-supervision-detect</text:span></text:p>
        </text:list-item>
        <text:list-item>
          <text:p text:style-name="P31"><text:span text:style-name="T16">internal-supervision-</text:span><text:span text:style-name="T14">format</text:span></text:p>
        </text:list-item>
        <text:list-item>
          <text:p text:style-name="P31"><text:span text:style-name="T26">out</text:span><text:span text:style-name="T16">-supervision-d</text:span><text:span text:style-name="T14">ispatch</text:span></text:p>
        </text:list-item>
        <text:list-item>
          <text:p text:style-name="P32"><text:span text:style-name="T25">debug-</text:span><text:span text:style-name="T16">internal-supervision-detect</text:span></text:p>
        </text:list-item>
        <text:list-item>
          <text:p text:style-name="P32"><text:span text:style-name="T25">debug-</text:span><text:span text:style-name="T16">internal-supervision-</text:span><text:span text:style-name="T14">format</text:span></text:p>
        </text:list-item>
        <text:list-item>
          <text:p text:style-name="P32"><text:span text:style-name="T25">debug-out</text:span><text:span text:style-name="T16">-supervision-d</text:span><text:span text:style-name="T14">ispatch</text:span></text:p>
        </text:list-item>
      </text:list>
      <text:p text:style-name="P45"><text:span text:style-name="T16"/></text:p>
      <text:p text:style-name="P13">New message consumers:</text:p>
      <text:list xml:id="list185418776406685" text:continue-numbering="true" text:style-name="L3">
        <text:list-item>
          <text:p text:style-name="P33"><text:span text:style-name="T14">prodiguer-server/jobs/mq/</text:span><text:span text:style-name="T16">internal-</text:span><text:span text:style-name="T28">monitoring-late-jobs</text:span><text:span text:style-name="T16">.py</text:span></text:p>
        </text:list-item>
        <text:list-item>
          <text:p text:style-name="P33"><text:span text:style-name="T14">prodiguer-server/jobs/mq/</text:span><text:span text:style-name="T16">internal-supervision-detect.py</text:span></text:p>
        </text:list-item>
        <text:list-item>
          <text:p text:style-name="P34"><text:span text:style-name="T14">prodiguer-server/jobs/mq/</text:span><text:span text:style-name="T16">internal-supervision-</text:span><text:span text:style-name="T14">format</text:span><text:span text:style-name="T16">.py</text:span></text:p>
        </text:list-item>
        <text:list-item>
          <text:p text:style-name="P34"><text:span text:style-name="T14">prodiguer-server/jobs/mq/</text:span><text:span text:style-name="T27">out</text:span><text:span text:style-name="T16">-supervision-d</text:span><text:span text:style-name="T14">ispatch</text:span><text:span text:style-name="T16">.py</text:span></text:p>
        </text:list-item>
      </text:list>
      <text:p text:style-name="P7"><text:span text:style-name="T16"/></text:p>
      <text:p text:style-name="P15"><text:span text:style-name="T54">Modified</text:span> message consumers:</text:p>
      <text:list xml:id="list185419139289462" text:continue-numbering="true" text:style-name="L3">
        <text:list-item>
          <text:p text:style-name="P35"><text:span text:style-name="T14">prodiguer-server/jobs/mq/</text:span><text:span text:style-name="T29">in</text:span><text:span text:style-name="T16">-</text:span><text:span text:style-name="T28">monitoring-</text:span><text:span text:style-name="T29">0000</text:span><text:span text:style-name="T16">.py</text:span></text:p>
        </text:list-item>
        <text:list-item>
          <text:p text:style-name="P35"><text:span text:style-name="T14">prodiguer-server/jobs/mq/</text:span><text:span text:style-name="T29">in</text:span><text:span text:style-name="T16">-</text:span><text:span text:style-name="T28">monitoring-</text:span><text:span text:style-name="T29">2900</text:span><text:span text:style-name="T16">.py</text:span></text:p>
        </text:list-item>
        <text:list-item>
          <text:p text:style-name="P35"><text:span text:style-name="T14">prodiguer-server/jobs/mq/</text:span><text:span text:style-name="T29">in</text:span><text:span text:style-name="T16">-</text:span><text:span text:style-name="T28">monitoring-</text:span><text:span text:style-name="T29">3900</text:span><text:span text:style-name="T16">.py</text:span></text:p>
        </text:list-item>
        <text:list-item>
          <text:p text:style-name="P35"><text:soft-page-break/><text:span text:style-name="T14">prodiguer-server/jobs/mq/</text:span><text:span text:style-name="T29">in</text:span><text:span text:style-name="T16">-</text:span><text:span text:style-name="T28">monitoring-</text:span><text:span text:style-name="T29">4900</text:span><text:span text:style-name="T16">.py</text:span></text:p>
        </text:list-item>
        <text:list-item>
          <text:p text:style-name="P35"><text:span text:style-name="T14">prodiguer-server/jobs/mq/</text:span><text:span text:style-name="T29">in</text:span><text:span text:style-name="T16">-</text:span><text:span text:style-name="T28">monitoring-</text:span><text:span text:style-name="T29">9000</text:span><text:span text:style-name="T16">.py</text:span></text:p>
        </text:list-item>
        <text:list-item>
          <text:p text:style-name="P35"><text:span text:style-name="T14">prodiguer-server/jobs/mq/</text:span><text:span text:style-name="T29">in</text:span><text:span text:style-name="T16">-</text:span><text:span text:style-name="T28">monitoring-</text:span><text:span text:style-name="T29">9999</text:span><text:span text:style-name="T16">.py</text:span></text:p>
        </text:list-item>
      </text:list>
      <text:p text:style-name="P7"><text:span text:style-name="T16"/></text:p>
      <text:p text:style-name="P59">New database objects: </text:p>
      <text:list xml:id="list8422653532717050787" text:style-name="L6">
        <text:list-item>
          <text:p text:style-name="P36"><text:span text:style-name="T23">tbl_simulation_supervision</text:span></text:p>
          <text:list>
            <text:list-item>
              <text:p text:style-name="P37"><text:span text:style-name="T14">id</text:span></text:p>
            </text:list-item>
            <text:list-item>
              <text:p text:style-name="P37"><text:span text:style-name="T14">simulation_uid</text:span></text:p>
            </text:list-item>
            <text:list-item>
              <text:p text:style-name="P37"><text:span text:style-name="T14">job_uid</text:span></text:p>
            </text:list-item>
            <text:list-item>
              <text:p text:style-name="P38"><text:span text:style-name="T14">script </text:span><text:span text:style-name="T24">content</text:span></text:p>
            </text:list-item>
            <text:list-item>
              <text:p text:style-name="P38"><text:span text:style-name="T24">script content encoding (default=base64)</text:span></text:p>
            </text:list-item>
            <text:list-item>
              <text:p text:style-name="P38"><text:span text:style-name="T24">dispatch_status</text:span></text:p>
            </text:list-item>
            <text:list-item>
              <text:p text:style-name="P9"><text:span text:style-name="T57">execution_status</text:span><text:span text:style-name="T22"><text:tab/></text:span></text:p>
              <text:p text:style-name="P8"><text:span text:style-name="T14"/></text:p>
            </text:list-item>
          </text:list>
        </text:list-item>
      </text:list>
      <text:p text:style-name="P55"><text:span text:style-name="T55">New database python modules:</text:span></text:p>
      <text:list xml:id="list7196847479319947543" text:style-name="L5">
        <text:list-item>
          <text:p text:style-name="P47">prodiguer-server/<text:span text:style-name="T49">prodiguer</text:span>/<text:span text:style-name="T49">db/pgres</text:span>/<text:span text:style-name="T49">dao_supervision.py</text:span></text:p>
        </text:list-item>
        <text:list-item>
          <text:p text:style-name="P48">prodiguer-server/<text:span text:style-name="T49">prodiguer</text:span>/<text:span text:style-name="T49">db/pgres</text:span>/<text:span text:style-name="T50">validator_dao_supervision.py</text:span></text:p>
        </text:list-item>
        <text:list-item>
          <text:p text:style-name="P49">prodiguer-server/<text:span text:style-name="T49">prodiguer</text:span>/<text:span text:style-name="T49">db/pgres</text:span>/<text:span text:style-name="T51">types_supervision.py</text:span></text:p>
        </text:list-item>
      </text:list>
      <text:p text:style-name="P10"/>
      <text:p text:style-name="P14">New GitHub repo:</text:p>
      <text:p text:style-name="P11"/>
      <text:list xml:id="list185419707386951" text:continue-list="list8422653532717050787" text:style-name="L6">
        <text:list-item>
          <text:p text:style-name="P46"><text:span text:style-name="T52">prodiguer-supervision</text:span></text:p>
          <text:list>
            <text:list-item>
              <text:p text:style-name="P39"><text:span text:style-name="T14">detection algorithm</text:span></text:p>
            </text:list-item>
            <text:list-item>
              <text:p text:style-name="P39"><text:span text:style-name="T14">script template loader</text:span></text:p>
            </text:list-item>
            <text:list-item>
              <text:p text:style-name="P39"><text:span text:style-name="T14">script builder</text:span></text:p>
            </text:list-item>
            <text:list-item>
              <text:p text:style-name="P39"><text:span text:style-name="T14">script dispatch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20pt" fo:font-weight="bold" officeooo:rsid="0069f00e" officeooo:paragraph-rsid="0069f00e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diguer Supervisor Desig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40:05.043412000</meta:creation-date>
    <dc:date>2015-09-03T18:54:18.081265000</dc:date>
    <meta:editing-duration>PT1H13M18S</meta:editing-duration>
    <meta:editing-cycles>112</meta:editing-cycles>
    <meta:generator>LibreOffice/4.4.4.3$MacOSX_X86_64 LibreOffice_project/2c39ebcf046445232b798108aa8a7e7d89552ea8</meta:generator>
    <meta:document-statistic meta:table-count="0" meta:image-count="0" meta:object-count="0" meta:page-count="3" meta:paragraph-count="106" meta:word-count="321" meta:character-count="3035" meta:non-whitespace-character-count="2820"/>
  </office:meta>
</office:document-meta>
</file>